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ecece7"/>
    </style:style>
    <style:style style:name="gr2" style:family="graphic" style:parent-style-name="standard">
      <style:graphic-properties svg:stroke-width="0.001cm" svg:stroke-color="#a5a585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ecece7"/>
    </style:style>
    <style:style style:name="gr5" style:family="graphic" style:parent-style-name="standard">
      <style:graphic-properties draw:stroke="none" svg:stroke-width="0.001cm" draw:fill-color="#dbdbce"/>
    </style:style>
  </office:automatic-styles>
  <office:body>
    <office:drawing>
      <draw:page draw:name="page1" draw:style-name="dp1" draw:master-page-name="Default">
        <draw:g>
          <draw:glue-point draw:id="4" svg:x="-1.405cm" svg:y="-5cm"/>
          <draw:glue-point draw:id="5" svg:x="2.784cm" svg:y="-5cm"/>
          <draw:glue-point draw:id="6" svg:x="0.69cm" svg:y="-5cm"/>
          <draw:glue-point draw:id="7" svg:x="-5cm" svg:y="5cm"/>
          <draw:glue-point draw:id="8" svg:x="3.591cm" svg:y="5cm"/>
          <draw:glue-point draw:id="9" svg:x="-0.704cm" svg:y="5cm"/>
          <draw:glue-point draw:id="10" svg:x="-2.786cm" svg:y="5cm"/>
          <draw:glue-point draw:id="11" svg:x="0.403cm" svg:y="5cm"/>
          <draw:glue-point draw:id="12" svg:x="1.376cm" svg:y="5cm"/>
          <draw:glue-point draw:id="13" svg:x="-1.804cm" svg:y="5cm"/>
          <draw:glue-point draw:id="14" svg:x="-5cm" svg:y="0.404cm"/>
          <draw:glue-point draw:id="15" svg:x="-5cm" svg:y="2.702cm"/>
          <draw:glue-point draw:id="16" svg:x="5cm" svg:y="-2.965cm"/>
          <draw:glue-point draw:id="17" svg:x="5cm" svg:y="3.134cm"/>
          <draw:glue-point draw:id="18" svg:x="5cm" svg:y="0.084cm"/>
          <draw:glue-point draw:id="19" svg:x="0.143cm" svg:y="1.557cm"/>
          <draw:polygon draw:style-name="gr1" draw:layer="layout" svg:width="0.897cm" svg:height="0.357cm" svg:x="0cm" svg:y="0.728cm" svg:viewBox="0 0 898 358" draw:points="356,0 0,358 542,358 898,0">
            <text:p/>
          </draw:polygon>
          <draw:polygon draw:style-name="gr2" draw:layer="layout" svg:width="0.893cm" svg:height="0.357cm" svg:x="0.004cm" svg:y="0.728cm" svg:viewBox="0 0 894 358" draw:points="352,0 0,353 0,358 538,358 894,0">
            <text:p/>
          </draw:polygon>
          <draw:polygon draw:style-name="gr3" draw:layer="layout" svg:width="0.355cm" svg:height="1.407cm" svg:x="1.608cm" svg:y="0.017cm" svg:viewBox="0 0 356 1408" draw:points="0,356 356,0 356,1017 0,1408">
            <text:p/>
          </draw:polygon>
          <draw:polygon draw:style-name="gr2" draw:layer="layout" svg:width="0.355cm" svg:height="1.407cm" svg:x="1.608cm" svg:y="0.017cm" svg:viewBox="0 0 356 1408" draw:points="0,356 356,0 356,1017 0,1408">
            <text:p/>
          </draw:polygon>
          <draw:polygon draw:style-name="gr4" draw:layer="layout" svg:width="0.896cm" svg:height="0.356cm" svg:x="1.608cm" svg:y="0.407cm" svg:viewBox="0 0 897 357" draw:points="338,0 0,357 559,357 897,0">
            <text:p/>
          </draw:polygon>
          <draw:polygon draw:style-name="gr2" draw:layer="layout" svg:width="0.896cm" svg:height="0.356cm" svg:x="1.608cm" svg:y="0.407cm" svg:viewBox="0 0 897 357" draw:points="338,0 0,357 559,357 897,0">
            <text:p/>
          </draw:polygon>
          <draw:polygon draw:style-name="gr3" draw:layer="layout" svg:width="0.355cm" svg:height="1.593cm" svg:x="2.167cm" svg:y="0.407cm" svg:viewBox="0 0 356 1594" draw:points="0,356 356,0 356,1220 0,1594">
            <text:p/>
          </draw:polygon>
          <draw:polygon draw:style-name="gr2" draw:layer="layout" svg:width="0.355cm" svg:height="1.593cm" svg:x="2.167cm" svg:y="0.407cm" svg:viewBox="0 0 356 1594" draw:points="0,356 356,0 356,1220 0,1594">
            <text:p/>
          </draw:polygon>
          <draw:polygon draw:style-name="gr4" draw:layer="layout" svg:width="1.405cm" svg:height="0.356cm" svg:x="0.558cm" svg:y="0cm" svg:viewBox="0 0 1406 357" draw:points="355,0 0,357 1050,357 1406,0">
            <text:p/>
          </draw:polygon>
          <draw:polygon draw:style-name="gr4" draw:layer="layout" svg:width="1.405cm" svg:height="0.356cm" svg:x="0.558cm" svg:y="0cm" svg:viewBox="0 0 1406 357" draw:points="355,0 0,357 1050,357 1406,0">
            <text:p/>
          </draw:polygon>
          <draw:polygon draw:style-name="gr2" draw:layer="layout" svg:width="1.397cm" svg:height="0.348cm" svg:x="0.558cm" svg:y="0.007cm" svg:viewBox="0 0 1398 349" draw:points="348,0 0,349 1049,349 1398,0">
            <text:p/>
          </draw:polygon>
          <draw:polygon draw:style-name="gr5" draw:layer="layout" svg:width="2.167cm" svg:height="1.644cm" svg:x="0cm" svg:y="0.356cm" svg:viewBox="0 0 2168 1645" draw:points="0,1645 0,729 558,729 558,0 1608,0 1608,407 2168,407 2168,1645">
            <text:p/>
          </draw:polygon>
          <draw:polygon draw:style-name="gr2" draw:layer="layout" svg:width="2.163cm" svg:height="1.644cm" svg:x="0.004cm" svg:y="0.356cm" svg:viewBox="0 0 2164 1645" draw:points="0,729 555,729 555,0 1604,0 1604,407 2164,407 2164,1645 0,1645">
            <text:p/>
          </draw:polygon>
          <draw:line draw:style-name="gr2" draw:layer="layout" svg:x1="0.558cm" svg:y1="2cm" svg:x2="0.558cm" svg:y2="1.102cm">
            <text:p/>
          </draw:line>
          <draw:line draw:style-name="gr2" draw:layer="layout" svg:x1="1.608cm" svg:y1="1.983cm" svg:x2="1.608cm" svg:y2="0.779cm">
            <text:p/>
          </draw:line>
          <draw:polygon draw:style-name="gr1" draw:layer="layout" svg:width="0.186cm" svg:height="0.203cm" svg:x="0.626cm" svg:y="0.475cm" svg:viewBox="0 0 187 204" draw:points="0,0 187,0 187,204 0,204">
            <text:p/>
          </draw:polygon>
          <draw:polygon draw:style-name="gr2" draw:layer="layout" svg:width="0.186cm" svg:height="0.203cm" svg:x="0.626cm" svg:y="0.475cm" svg:viewBox="0 0 187 204" draw:points="0,0 187,0 187,204 0,204">
            <text:p/>
          </draw:polygon>
          <draw:polygon draw:style-name="gr4" draw:layer="layout" svg:width="0.169cm" svg:height="0.203cm" svg:x="0.88cm" svg:y="0.475cm" svg:viewBox="0 0 170 204" draw:points="0,0 170,0 170,204 0,204">
            <text:p/>
          </draw:polygon>
          <draw:polygon draw:style-name="gr2" draw:layer="layout" svg:width="0.169cm" svg:height="0.203cm" svg:x="0.88cm" svg:y="0.475cm" svg:viewBox="0 0 170 204" draw:points="0,0 170,0 170,204 0,204">
            <text:p/>
          </draw:polygon>
          <draw:polygon draw:style-name="gr4" draw:layer="layout" svg:width="0.186cm" svg:height="0.203cm" svg:x="1.117cm" svg:y="0.475cm" svg:viewBox="0 0 187 204" draw:points="0,0 187,0 187,204 0,204">
            <text:p/>
          </draw:polygon>
          <draw:polygon draw:style-name="gr2" draw:layer="layout" svg:width="0.185cm" svg:height="0.203cm" svg:x="1.117cm" svg:y="0.475cm" svg:viewBox="0 0 186 204" draw:points="0,0 186,0 186,204 0,204">
            <text:p/>
          </draw:polygon>
          <draw:polygon draw:style-name="gr4" draw:layer="layout" svg:width="0.17cm" svg:height="0.203cm" svg:x="1.37cm" svg:y="0.475cm" svg:viewBox="0 0 171 204" draw:points="0,0 171,0 171,204 0,204">
            <text:p/>
          </draw:polygon>
          <draw:polygon draw:style-name="gr2" draw:layer="layout" svg:width="0.169cm" svg:height="0.203cm" svg:x="1.37cm" svg:y="0.475cm" svg:viewBox="0 0 170 204" draw:points="0,0 170,0 170,204 0,204">
            <text:p/>
          </draw:polygon>
          <draw:polygon draw:style-name="gr4" draw:layer="layout" svg:width="0.186cm" svg:height="0.204cm" svg:x="0.626cm" svg:y="0.779cm" svg:viewBox="0 0 187 205" draw:points="0,0 187,0 187,205 0,205">
            <text:p/>
          </draw:polygon>
          <draw:polygon draw:style-name="gr2" draw:layer="layout" svg:width="0.186cm" svg:height="0.203cm" svg:x="0.626cm" svg:y="0.779cm" svg:viewBox="0 0 187 204" draw:points="0,0 187,0 187,204 0,204">
            <text:p/>
          </draw:polygon>
          <draw:polygon draw:style-name="gr4" draw:layer="layout" svg:width="0.169cm" svg:height="0.204cm" svg:x="0.88cm" svg:y="0.779cm" svg:viewBox="0 0 170 205" draw:points="0,0 170,0 170,205 0,205">
            <text:p/>
          </draw:polygon>
          <draw:polygon draw:style-name="gr2" draw:layer="layout" svg:width="0.169cm" svg:height="0.203cm" svg:x="0.88cm" svg:y="0.779cm" svg:viewBox="0 0 170 204" draw:points="0,0 170,0 170,204 0,204">
            <text:p/>
          </draw:polygon>
          <draw:polygon draw:style-name="gr4" draw:layer="layout" svg:width="0.186cm" svg:height="0.204cm" svg:x="1.117cm" svg:y="0.779cm" svg:viewBox="0 0 187 205" draw:points="0,0 187,0 187,205 0,205">
            <text:p/>
          </draw:polygon>
          <draw:polygon draw:style-name="gr2" draw:layer="layout" svg:width="0.185cm" svg:height="0.203cm" svg:x="1.117cm" svg:y="0.779cm" svg:viewBox="0 0 186 204" draw:points="0,0 186,0 186,204 0,204">
            <text:p/>
          </draw:polygon>
          <draw:polygon draw:style-name="gr4" draw:layer="layout" svg:width="0.17cm" svg:height="0.204cm" svg:x="1.37cm" svg:y="0.779cm" svg:viewBox="0 0 171 205" draw:points="0,0 171,0 171,205 0,205">
            <text:p/>
          </draw:polygon>
          <draw:polygon draw:style-name="gr2" draw:layer="layout" svg:width="0.169cm" svg:height="0.203cm" svg:x="1.37cm" svg:y="0.779cm" svg:viewBox="0 0 170 204" draw:points="0,0 170,0 170,204 0,204">
            <text:p/>
          </draw:polygon>
          <draw:polygon draw:style-name="gr4" draw:layer="layout" svg:width="0.186cm" svg:height="0.219cm" svg:x="0.626cm" svg:y="1.085cm" svg:viewBox="0 0 187 220" draw:points="0,0 187,0 187,220 0,220">
            <text:p/>
          </draw:polygon>
          <draw:polygon draw:style-name="gr2" draw:layer="layout" svg:width="0.186cm" svg:height="0.219cm" svg:x="0.626cm" svg:y="1.085cm" svg:viewBox="0 0 187 220" draw:points="0,0 187,0 187,220 0,220">
            <text:p/>
          </draw:polygon>
          <draw:polygon draw:style-name="gr4" draw:layer="layout" svg:width="0.169cm" svg:height="0.219cm" svg:x="0.88cm" svg:y="1.085cm" svg:viewBox="0 0 170 220" draw:points="0,0 170,0 170,220 0,220">
            <text:p/>
          </draw:polygon>
          <draw:polygon draw:style-name="gr2" draw:layer="layout" svg:width="0.169cm" svg:height="0.219cm" svg:x="0.88cm" svg:y="1.085cm" svg:viewBox="0 0 170 220" draw:points="0,0 170,0 170,220 0,220">
            <text:p/>
          </draw:polygon>
          <draw:polygon draw:style-name="gr4" draw:layer="layout" svg:width="0.186cm" svg:height="0.219cm" svg:x="1.117cm" svg:y="1.085cm" svg:viewBox="0 0 187 220" draw:points="0,0 187,0 187,220 0,220">
            <text:p/>
          </draw:polygon>
          <draw:polygon draw:style-name="gr2" draw:layer="layout" svg:width="0.185cm" svg:height="0.219cm" svg:x="1.117cm" svg:y="1.085cm" svg:viewBox="0 0 186 220" draw:points="0,0 186,0 186,220 0,220">
            <text:p/>
          </draw:polygon>
          <draw:polygon draw:style-name="gr4" draw:layer="layout" svg:width="0.17cm" svg:height="0.219cm" svg:x="1.37cm" svg:y="1.085cm" svg:viewBox="0 0 171 220" draw:points="0,0 171,0 171,220 0,220">
            <text:p/>
          </draw:polygon>
          <draw:polygon draw:style-name="gr2" draw:layer="layout" svg:width="0.169cm" svg:height="0.219cm" svg:x="1.37cm" svg:y="1.085cm" svg:viewBox="0 0 170 220" draw:points="0,0 170,0 170,220 0,220">
            <text:p/>
          </draw:polygon>
          <draw:polygon draw:style-name="gr4" draw:layer="layout" svg:width="0.186cm" svg:height="0.203cm" svg:x="0.626cm" svg:y="1.406cm" svg:viewBox="0 0 187 204" draw:points="0,0 187,0 187,204 0,204">
            <text:p/>
          </draw:polygon>
          <draw:polygon draw:style-name="gr2" draw:layer="layout" svg:width="0.186cm" svg:height="0.203cm" svg:x="0.626cm" svg:y="1.406cm" svg:viewBox="0 0 187 204" draw:points="0,0 187,0 187,204 0,204">
            <text:p/>
          </draw:polygon>
          <draw:polygon draw:style-name="gr4" draw:layer="layout" svg:width="0.169cm" svg:height="0.203cm" svg:x="0.88cm" svg:y="1.406cm" svg:viewBox="0 0 170 204" draw:points="0,0 170,0 170,204 0,204">
            <text:p/>
          </draw:polygon>
          <draw:polygon draw:style-name="gr2" draw:layer="layout" svg:width="0.169cm" svg:height="0.203cm" svg:x="0.88cm" svg:y="1.406cm" svg:viewBox="0 0 170 204" draw:points="0,0 170,0 170,204 0,204">
            <text:p/>
          </draw:polygon>
          <draw:polygon draw:style-name="gr4" draw:layer="layout" svg:width="0.186cm" svg:height="0.203cm" svg:x="1.117cm" svg:y="1.406cm" svg:viewBox="0 0 187 204" draw:points="0,0 187,0 187,204 0,204">
            <text:p/>
          </draw:polygon>
          <draw:polygon draw:style-name="gr2" draw:layer="layout" svg:width="0.185cm" svg:height="0.203cm" svg:x="1.117cm" svg:y="1.406cm" svg:viewBox="0 0 186 204" draw:points="0,0 186,0 186,204 0,204">
            <text:p/>
          </draw:polygon>
          <draw:polygon draw:style-name="gr4" draw:layer="layout" svg:width="0.17cm" svg:height="0.203cm" svg:x="1.37cm" svg:y="1.406cm" svg:viewBox="0 0 171 204" draw:points="0,0 171,0 171,204 0,204">
            <text:p/>
          </draw:polygon>
          <draw:polygon draw:style-name="gr2" draw:layer="layout" svg:width="0.169cm" svg:height="0.203cm" svg:x="1.37cm" svg:y="1.406cm" svg:viewBox="0 0 170 204" draw:points="0,0 170,0 170,204 0,204">
            <text:p/>
          </draw:polygon>
          <draw:polygon draw:style-name="gr4" draw:layer="layout" svg:width="0.186cm" svg:height="0.203cm" svg:x="0.068cm" svg:y="1.238cm" svg:viewBox="0 0 187 204" draw:points="0,0 187,0 187,204 0,204">
            <text:p/>
          </draw:polygon>
          <draw:polygon draw:style-name="gr2" draw:layer="layout" svg:width="0.186cm" svg:height="0.203cm" svg:x="0.068cm" svg:y="1.238cm" svg:viewBox="0 0 187 204" draw:points="0,0 187,0 187,204 0,204">
            <text:p/>
          </draw:polygon>
          <draw:polygon draw:style-name="gr4" draw:layer="layout" svg:width="0.17cm" svg:height="0.203cm" svg:x="0.322cm" svg:y="1.238cm" svg:viewBox="0 0 171 204" draw:points="0,0 171,0 171,204 0,204">
            <text:p/>
          </draw:polygon>
          <draw:polygon draw:style-name="gr2" draw:layer="layout" svg:width="0.169cm" svg:height="0.203cm" svg:x="0.322cm" svg:y="1.238cm" svg:viewBox="0 0 170 204" draw:points="0,0 170,0 170,204 0,204">
            <text:p/>
          </draw:polygon>
          <draw:polygon draw:style-name="gr4" draw:layer="layout" svg:width="0.186cm" svg:height="0.203cm" svg:x="0.068cm" svg:y="1.542cm" svg:viewBox="0 0 187 204" draw:points="0,0 187,0 187,204 0,204">
            <text:p/>
          </draw:polygon>
          <draw:polygon draw:style-name="gr2" draw:layer="layout" svg:width="0.186cm" svg:height="0.203cm" svg:x="0.068cm" svg:y="1.542cm" svg:viewBox="0 0 187 204" draw:points="0,0 187,0 187,204 0,204">
            <text:p/>
          </draw:polygon>
          <draw:polygon draw:style-name="gr4" draw:layer="layout" svg:width="0.17cm" svg:height="0.203cm" svg:x="0.322cm" svg:y="1.542cm" svg:viewBox="0 0 171 204" draw:points="0,0 171,0 171,204 0,204">
            <text:p/>
          </draw:polygon>
          <draw:polygon draw:style-name="gr2" draw:layer="layout" svg:width="0.169cm" svg:height="0.203cm" svg:x="0.322cm" svg:y="1.542cm" svg:viewBox="0 0 170 204" draw:points="0,0 170,0 170,204 0,204">
            <text:p/>
          </draw:polygon>
          <draw:polygon draw:style-name="gr4" draw:layer="layout" svg:width="0.169cm" svg:height="0.204cm" svg:x="1.693cm" svg:y="0.881cm" svg:viewBox="0 0 170 205" draw:points="0,0 170,0 170,205 0,205">
            <text:p/>
          </draw:polygon>
          <draw:polygon draw:style-name="gr2" draw:layer="layout" svg:width="0.168cm" svg:height="0.203cm" svg:x="1.693cm" svg:y="0.881cm" svg:viewBox="0 0 169 204" draw:points="0,0 169,0 169,204 0,204">
            <text:p/>
          </draw:polygon>
          <draw:polygon draw:style-name="gr4" draw:layer="layout" svg:width="0.168cm" svg:height="0.204cm" svg:x="1.93cm" svg:y="0.881cm" svg:viewBox="0 0 169 205" draw:points="0,0 169,0 169,205 0,205">
            <text:p/>
          </draw:polygon>
          <draw:polygon draw:style-name="gr2" draw:layer="layout" svg:width="0.168cm" svg:height="0.203cm" svg:x="1.93cm" svg:y="0.881cm" svg:viewBox="0 0 169 204" draw:points="0,0 169,0 169,204 0,204">
            <text:p/>
          </draw:polygon>
          <draw:polygon draw:style-name="gr4" draw:layer="layout" svg:width="0.169cm" svg:height="0.204cm" svg:x="1.693cm" svg:y="1.186cm" svg:viewBox="0 0 170 205" draw:points="0,0 170,0 170,205 0,205">
            <text:p/>
          </draw:polygon>
          <draw:polygon draw:style-name="gr2" draw:layer="layout" svg:width="0.168cm" svg:height="0.203cm" svg:x="1.693cm" svg:y="1.186cm" svg:viewBox="0 0 169 204" draw:points="0,0 169,0 169,204 0,204">
            <text:p/>
          </draw:polygon>
          <draw:polygon draw:style-name="gr4" draw:layer="layout" svg:width="0.168cm" svg:height="0.204cm" svg:x="1.93cm" svg:y="1.186cm" svg:viewBox="0 0 169 205" draw:points="0,0 169,0 169,205 0,205">
            <text:p/>
          </draw:polygon>
          <draw:polygon draw:style-name="gr2" draw:layer="layout" svg:width="0.168cm" svg:height="0.203cm" svg:x="1.93cm" svg:y="1.186cm" svg:viewBox="0 0 169 204" draw:points="0,0 169,0 169,204 0,204">
            <text:p/>
          </draw:polygon>
          <draw:polygon draw:style-name="gr4" draw:layer="layout" svg:width="0.169cm" svg:height="0.204cm" svg:x="1.693cm" svg:y="1.492cm" svg:viewBox="0 0 170 205" draw:points="0,0 170,0 170,205 0,205">
            <text:p/>
          </draw:polygon>
          <draw:polygon draw:style-name="gr2" draw:layer="layout" svg:width="0.168cm" svg:height="0.203cm" svg:x="1.693cm" svg:y="1.492cm" svg:viewBox="0 0 169 204" draw:points="0,0 169,0 169,204 0,204">
            <text:p/>
          </draw:polygon>
          <draw:polygon draw:style-name="gr4" draw:layer="layout" svg:width="0.168cm" svg:height="0.204cm" svg:x="1.93cm" svg:y="1.492cm" svg:viewBox="0 0 169 205" draw:points="0,0 169,0 169,205 0,205">
            <text:p/>
          </draw:polygon>
          <draw:polygon draw:style-name="gr2" draw:layer="layout" svg:width="0.168cm" svg:height="0.203cm" svg:x="1.93cm" svg:y="1.492cm" svg:viewBox="0 0 169 204" draw:points="0,0 169,0 169,204 0,20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edium Building subdued</dc:title>
    <meta:creation-date>2011-02-07T16:36:32</meta:creation-date>
    <meta:editing-duration>P0D</meta:editing-duration>
    <meta:editing-cycles>1</meta:editing-cycles>
    <meta:document-statistic meta:object-count="68"/>
    <meta:generator>OpenOffice.org/3.3$Linux OpenOffice.org_project/330m20$Build-9567</meta:generator>
  </office:meta>
</office:document-meta>
</file>